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64in"/>
    </style:style>
    <style:style style:name="co3" style:family="table-column">
      <style:table-column-properties fo:break-before="auto" style:column-width="1.4799in"/>
    </style:style>
    <style:style style:name="co4" style:family="table-column">
      <style:table-column-properties fo:break-before="auto" style:column-width="1.9543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Brewing</text:p>
          </table:table-cell>
          <table:table-cell office:value-type="string">
            <text:p>Mortar, Pestle</text:p>
          </table:table-cell>
          <table:table-cell office:value-type="string">
            <text:p>Malt</text:p>
          </table:table-cell>
          <table:table-cell office:value-type="string">
            <text:p>Grain(2)</text:p>
          </table:table-cell>
        </table:table-row>
        <table:table-row table:style-name="ro1">
          <table:table-cell/>
          <table:table-cell office:value-type="string">
            <text:p>Mortar, Pestle</text:p>
          </table:table-cell>
          <table:table-cell office:value-type="string">
            <text:p>Flavoring</text:p>
          </table:table-cell>
          <table:table-cell office:value-type="string">
            <text:p>Berries, Nuts, Etc</text:p>
          </table:table-cell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Heated Malts</text:p>
          </table:table-cell>
          <table:table-cell office:value-type="string">
            <text:p>Malt, Flavoring</text:p>
          </table:table-cell>
        </table:table-row>
        <table:table-row table:style-name="ro1">
          <table:table-cell/>
          <table:table-cell office:value-type="string">
            <text:p>Carboy</text:p>
          </table:table-cell>
          <table:table-cell office:value-type="string">
            <text:p>Fermentation Product</text:p>
          </table:table-cell>
          <table:table-cell office:value-type="string">
            <text:p>Heated Malts, Yeast, 1 day</text:p>
          </table:table-cell>
        </table:table-row>
        <table:table-row table:style-name="ro1">
          <table:table-cell/>
          <table:table-cell office:value-type="string">
            <text:p>Barrel</text:p>
          </table:table-cell>
          <table:table-cell office:value-type="string">
            <text:p>Keg of Alcohol</text:p>
          </table:table-cell>
          <table:table-cell office:value-type="string">
            <text:p>Fermentation Product, Fabric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8/30/2012</text:date>, <text:time>21:0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21:02:50.88</meta:creation-date>
    <dc:date>2012-08-30T21:03:01.76</dc:date>
    <meta:editing-duration>PT10S</meta:editing-duration>
    <meta:editing-cycles>1</meta:editing-cycles>
    <meta:document-statistic meta:table-count="3" meta:cell-count="16" meta:object-count="0"/>
    <meta:generator>LibreOffice/3.4$Win32 LibreOffice_project/340m1$Build-502</meta:generator>
  </office:meta>
</office:document-meta>
</file>